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689in"/>
    </style:style>
    <style:style style:name="co5" style:family="table-column">
      <style:table-column-properties fo:break-before="auto" style:column-width="2.1398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70"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 style:data-style-name="N7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3" table:default-cell-style-name="ce2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Result</text:p>
          </table:table-cell>
          <table:covered-table-cell table:style-name="ce1"/>
          <table:covered-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ample 1</text:p>
          </table:table-cell>
          <table:table-cell table:style-name="ce4" office:value-type="string" calcext:value-type="string">
            <text:p>Sample 2</text:p>
          </table:table-cell>
          <table:table-cell table:style-name="ce1" office:value-type="string" calcext:value-type="string">
            <text:p>Sample 3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it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DEFrame::ScanText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2664: 'void wxEventFunctorMethod&lt;EventTag,IDEFrame,EventArg,EventHandler&gt;::CheckHandlerArgument(EventArg *)': cannot convert argument 1 from 'wxCommandEvent *' to 'EventArg *'</text:p>
          </table:table-cell>
          <table:table-cell table:style-name="ce5" office:value-type="date" office:date-value="2026-03-19T19:22:00" calcext:value-type="date">
            <text:p>03/19/26 07:22 PM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IDEFrame::ScanText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The indent lines weren’t removed after the colon-line was deleted</text:p>
          </table:table-cell>
          <table:table-cell table:style-name="ce5" office:value-type="date" office:date-value="2026-03-19T19:30:00" calcext:value-type="date">
            <text:p>03/19/26 07:30 PM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IDEFrame::ScanText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Added line delete at the end of scan function for check, it didn’t run</text:p>
          </table:table-cell>
          <table:table-cell table:style-name="ce5" office:value-type="date" office:date-value="2026-03-19T19:38:00" calcext:value-type="date">
            <text:p>03/19/26 07:38 PM</text:p>
          </table:table-cell>
          <table:table-cell table:style-name="ce5"/>
          <table:table-cell table:style-name="Default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5"/>
          <table:table-cell/>
        </table:table-row>
        <table:table-row table:style-name="ro1" table:number-rows-repeated="15"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 style:data-style-name="N2" text:time-value="19:31:40.28273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9:19:59.694669500</meta:creation-date>
    <dc:date>2026-03-19T19:52:27.300542500</dc:date>
    <meta:editing-duration>PT26M27S</meta:editing-duration>
    <meta:editing-cycles>12</meta:editing-cycles>
    <meta:generator>LibreOffice/26.2.0.3$Windows_X86_64 LibreOffice_project/620$Build-3</meta:generator>
    <meta:document-statistic meta:table-count="1" meta:cell-count="30" meta:object-count="0"/>
  </office:meta>
</office:document-meta>
</file>